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7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60.77mm" svg:height="156.19mm" svg:x="157.93mm" svg:y="0mm">
            <loext:p draw:notify-on-update-of-ranges="Sheet1.A1:Sheet1.A17 Sheet1.B1:Sheet1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"Education": " 10th grade" </text:p>
          </table:table-cell>
          <table:table-cell office:value-type="float" office:value="1733.36" calcext:value-type="float">
            <text:p>1733.36</text:p>
          </table:table-cell>
        </table:table-row>
        <table:table-row table:style-name="ro1">
          <table:table-cell office:value-type="string" calcext:value-type="string">
            <text:p>"Education": " 11th grade" </text:p>
          </table:table-cell>
          <table:table-cell office:value-type="float" office:value="1731.73" calcext:value-type="float">
            <text:p>1731.73</text:p>
          </table:table-cell>
        </table:table-row>
        <table:table-row table:style-name="ro1">
          <table:table-cell office:value-type="string" calcext:value-type="string">
            <text:p>"Education": " 12th grade no diploma" </text:p>
          </table:table-cell>
          <table:table-cell office:value-type="float" office:value="1583.09" calcext:value-type="float">
            <text:p>1583.09</text:p>
          </table:table-cell>
        </table:table-row>
        <table:table-row table:style-name="ro1">
          <table:table-cell office:value-type="string" calcext:value-type="string">
            <text:p>"Education": " 1st 2nd 3rd or 4th grade" </text:p>
          </table:table-cell>
          <table:table-cell office:value-type="float" office:value="1787.72" calcext:value-type="float">
            <text:p>1787.72</text:p>
          </table:table-cell>
        </table:table-row>
        <table:table-row table:style-name="ro1">
          <table:table-cell office:value-type="string" calcext:value-type="string">
            <text:p>"Education": " 5th or 6th grade" </text:p>
          </table:table-cell>
          <table:table-cell office:value-type="float" office:value="1587.56" calcext:value-type="float">
            <text:p>1587.56</text:p>
          </table:table-cell>
        </table:table-row>
        <table:table-row table:style-name="ro1">
          <table:table-cell office:value-type="string" calcext:value-type="string">
            <text:p>"Education": " 7th and 8th grade" </text:p>
          </table:table-cell>
          <table:table-cell office:value-type="float" office:value="1583.93" calcext:value-type="float">
            <text:p>1583.93</text:p>
          </table:table-cell>
        </table:table-row>
        <table:table-row table:style-name="ro1">
          <table:table-cell office:value-type="string" calcext:value-type="string">
            <text:p>"Education": " 9th grade" </text:p>
          </table:table-cell>
          <table:table-cell office:value-type="float" office:value="1666.72" calcext:value-type="float">
            <text:p>1666.72</text:p>
          </table:table-cell>
        </table:table-row>
        <table:table-row table:style-name="ro1">
          <table:table-cell office:value-type="string" calcext:value-type="string">
            <text:p>"Education": " Associates degree-academic program" </text:p>
          </table:table-cell>
          <table:table-cell office:value-type="float" office:value="1640.91" calcext:value-type="float">
            <text:p>1640.91</text:p>
          </table:table-cell>
        </table:table-row>
        <table:table-row table:style-name="ro1">
          <table:table-cell office:value-type="string" calcext:value-type="string">
            <text:p>"Education": " Associates degree-occup /vocational" </text:p>
          </table:table-cell>
          <table:table-cell office:value-type="float" office:value="1777.21" calcext:value-type="float">
            <text:p>1777.21</text:p>
          </table:table-cell>
        </table:table-row>
        <table:table-row table:style-name="ro1">
          <table:table-cell office:value-type="string" calcext:value-type="string">
            <text:p>"Education": " Bachelors degree(BA AB BS)" </text:p>
          </table:table-cell>
          <table:table-cell office:value-type="float" office:value="1596.19" calcext:value-type="float">
            <text:p>1596.19</text:p>
          </table:table-cell>
        </table:table-row>
        <table:table-row table:style-name="ro1">
          <table:table-cell office:value-type="string" calcext:value-type="string">
            <text:p>"Education": " Children" </text:p>
          </table:table-cell>
          <table:table-cell office:value-type="float" office:value="1645.53" calcext:value-type="float">
            <text:p>1645.53</text:p>
          </table:table-cell>
        </table:table-row>
        <table:table-row table:style-name="ro1">
          <table:table-cell office:value-type="string" calcext:value-type="string">
            <text:p>"Education": " Doctorate degree(PhD EdD)" </text:p>
          </table:table-cell>
          <table:table-cell office:value-type="float" office:value="1954.86" calcext:value-type="float">
            <text:p>1954.86</text:p>
          </table:table-cell>
        </table:table-row>
        <table:table-row table:style-name="ro1">
          <table:table-cell office:value-type="string" calcext:value-type="string">
            <text:p>"Education": " High school graduate"</text:p>
          </table:table-cell>
          <table:table-cell office:value-type="float" office:value="1837.03" calcext:value-type="float">
            <text:p>1837.03</text:p>
          </table:table-cell>
        </table:table-row>
        <table:table-row table:style-name="ro1">
          <table:table-cell office:value-type="string" calcext:value-type="string">
            <text:p>"Education": " Less than 1st grade"</text:p>
          </table:table-cell>
          <table:table-cell office:value-type="float" office:value="1509.86" calcext:value-type="float">
            <text:p>1509.86</text:p>
          </table:table-cell>
        </table:table-row>
        <table:table-row table:style-name="ro1">
          <table:table-cell office:value-type="string" calcext:value-type="string">
            <text:p>"Education": " Masters degree(MA MS MEng MEd MSW MBA)"</text:p>
          </table:table-cell>
          <table:table-cell office:value-type="float" office:value="1601.59" calcext:value-type="float">
            <text:p>1601.59</text:p>
          </table:table-cell>
        </table:table-row>
        <table:table-row table:style-name="ro1">
          <table:table-cell office:value-type="string" calcext:value-type="string">
            <text:p>"Education": " Prof school degree (MD DDS DVM LLB JD)"</text:p>
          </table:table-cell>
          <table:table-cell office:value-type="float" office:value="2053.33" calcext:value-type="float">
            <text:p>2053.33</text:p>
          </table:table-cell>
        </table:table-row>
        <table:table-row table:style-name="ro1">
          <table:table-cell office:value-type="string" calcext:value-type="string">
            <text:p>"Education": " Some college but no degree"</text:p>
          </table:table-cell>
          <table:table-cell office:value-type="float" office:value="1845.37" calcext:value-type="float">
            <text:p>1845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7:15:52.381438838</meta:creation-date>
    <dc:date>2017-02-23T17:28:52.800488142</dc:date>
    <meta:editing-duration>PT13M</meta:editing-duration>
    <meta:editing-cycles>3</meta:editing-cycles>
    <meta:generator>LibreOffice/5.2.2.2$Linux_X86_64 LibreOffice_project/20m0$Build-2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6.078cm" svg:height="15.62cm" xlink:href=".." xlink:type="simple" chart:class="chart:bar" chart:style-name="ch1">
        <chart:legend chart:legend-position="end" svg:x="83.815cm" svg:y="7.511cm" style:legend-expansion="high" chart:style-name="ch2"/>
        <chart:plot-area chart:style-name="ch3" table:cell-range-address="Sheet1.A1:Sheet1.B17" chart:data-source-has-labels="column" svg:x="31.164cm" svg:y="2.722cm" svg:width="25.173cm" svg:height="12.4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7.224cm" svg:y="2.722cm" svg:width="55.441cm" svg:height="4.9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:Sheet1.A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:Sheet1.B17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"Education": " 10th grade" </text:p>
                <draw:g>
                  <svg:desc>Sheet1.A1:Sheet1.A17</svg:desc>
                </draw:g>
              </table:table-cell>
              <table:table-cell office:value-type="float" office:value="1733.36">
                <text:p>1733.36</text:p>
                <draw:g>
                  <svg:desc>Sheet1.B1:Sheet1.B17</svg:desc>
                </draw:g>
              </table:table-cell>
            </table:table-row>
            <table:table-row>
              <table:table-cell office:value-type="string">
                <text:p>"Education": " 11th grade" </text:p>
              </table:table-cell>
              <table:table-cell office:value-type="float" office:value="1731.73">
                <text:p>1731.73</text:p>
              </table:table-cell>
            </table:table-row>
            <table:table-row>
              <table:table-cell office:value-type="string">
                <text:p>"Education": " 12th grade no diploma" </text:p>
              </table:table-cell>
              <table:table-cell office:value-type="float" office:value="1583.09">
                <text:p>1583.09</text:p>
              </table:table-cell>
            </table:table-row>
            <table:table-row>
              <table:table-cell office:value-type="string">
                <text:p>"Education": " 1st 2nd 3rd or 4th grade" </text:p>
              </table:table-cell>
              <table:table-cell office:value-type="float" office:value="1787.72">
                <text:p>1787.72</text:p>
              </table:table-cell>
            </table:table-row>
            <table:table-row>
              <table:table-cell office:value-type="string">
                <text:p>"Education": " 5th or 6th grade" </text:p>
              </table:table-cell>
              <table:table-cell office:value-type="float" office:value="1587.56">
                <text:p>1587.56</text:p>
              </table:table-cell>
            </table:table-row>
            <table:table-row>
              <table:table-cell office:value-type="string">
                <text:p>"Education": " 7th and 8th grade" </text:p>
              </table:table-cell>
              <table:table-cell office:value-type="float" office:value="1583.93">
                <text:p>1583.93</text:p>
              </table:table-cell>
            </table:table-row>
            <table:table-row>
              <table:table-cell office:value-type="string">
                <text:p>"Education": " 9th grade" </text:p>
              </table:table-cell>
              <table:table-cell office:value-type="float" office:value="1666.72">
                <text:p>1666.72</text:p>
              </table:table-cell>
            </table:table-row>
            <table:table-row>
              <table:table-cell office:value-type="string">
                <text:p>"Education": " Associates degree-academic program" </text:p>
              </table:table-cell>
              <table:table-cell office:value-type="float" office:value="1640.91">
                <text:p>1640.91</text:p>
              </table:table-cell>
            </table:table-row>
            <table:table-row>
              <table:table-cell office:value-type="string">
                <text:p>"Education": " Associates degree-occup /vocational" </text:p>
              </table:table-cell>
              <table:table-cell office:value-type="float" office:value="1777.21">
                <text:p>1777.21</text:p>
              </table:table-cell>
            </table:table-row>
            <table:table-row>
              <table:table-cell office:value-type="string">
                <text:p>"Education": " Bachelors degree(BA AB BS)" </text:p>
              </table:table-cell>
              <table:table-cell office:value-type="float" office:value="1596.19">
                <text:p>1596.19</text:p>
              </table:table-cell>
            </table:table-row>
            <table:table-row>
              <table:table-cell office:value-type="string">
                <text:p>"Education": " Children" </text:p>
              </table:table-cell>
              <table:table-cell office:value-type="float" office:value="1645.53">
                <text:p>1645.53</text:p>
              </table:table-cell>
            </table:table-row>
            <table:table-row>
              <table:table-cell office:value-type="string">
                <text:p>"Education": " Doctorate degree(PhD EdD)" </text:p>
              </table:table-cell>
              <table:table-cell office:value-type="float" office:value="1954.86">
                <text:p>1954.86</text:p>
              </table:table-cell>
            </table:table-row>
            <table:table-row>
              <table:table-cell office:value-type="string">
                <text:p>"Education": " High school graduate"</text:p>
              </table:table-cell>
              <table:table-cell office:value-type="float" office:value="1837.03">
                <text:p>1837.03</text:p>
              </table:table-cell>
            </table:table-row>
            <table:table-row>
              <table:table-cell office:value-type="string">
                <text:p>"Education": " Less than 1st grade"</text:p>
              </table:table-cell>
              <table:table-cell office:value-type="float" office:value="1509.86">
                <text:p>1509.86</text:p>
              </table:table-cell>
            </table:table-row>
            <table:table-row>
              <table:table-cell office:value-type="string">
                <text:p>"Education": " Masters degree(MA MS MEng MEd MSW MBA)"</text:p>
              </table:table-cell>
              <table:table-cell office:value-type="float" office:value="1601.59">
                <text:p>1601.59</text:p>
              </table:table-cell>
            </table:table-row>
            <table:table-row>
              <table:table-cell office:value-type="string">
                <text:p>"Education": " Prof school degree (MD DDS DVM LLB JD)"</text:p>
              </table:table-cell>
              <table:table-cell office:value-type="float" office:value="2053.33">
                <text:p>2053.33</text:p>
              </table:table-cell>
            </table:table-row>
            <table:table-row>
              <table:table-cell office:value-type="string">
                <text:p>"Education": " Some college but no degree"</text:p>
              </table:table-cell>
              <table:table-cell office:value-type="float" office:value="1845.37">
                <text:p>1845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